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olomon Solis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3, 1896</text:p>
      <text:p text:style-name="P5">Month<text:tab/><text:tab/><text:tab/><text:tab/><text:tab/><text:tab/>August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207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Letter to Solomon/</text:p>
      <text:p text:style-name="P3">Solis Cohen/</text:p>
      <text:p text:style-name="P2">S. MORAIS./</text:p>
      <text:p text:style-name="P2">546 N. FIFTH STREET./</text:p>
      <text:p text:style-name="P3">PHILADELPHIA, August 23d 1896/</text:p>
      <text:p text:style-name="P2">My Dear Friend/</text:p>
      <text:p text:style-name="P2"><text:tab/>I wish to have a talk with/ you, regarding a plan, as satisfactory to/ myself and the congregation to be carried out during/ the ensuing holidays, as unfortunate circumstance allow/ Please call to see me, as soon as convenient/ Yours very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15:00.02</meta:creation-date>
    <dc:date>2012-02-02T15:01:08.19</dc:date>
    <dc:creator>Penn Libraries</dc:creator>
    <meta:editing-duration>PT00H03M3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4" meta:character-count="1678"/>
  </office:meta>
</office:document-meta>
</file>